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frame draw:style-name="gr3" draw:text-style-name="P2" draw:layer="layout" svg:width="1.5cm" svg:height="0.5cm" svg:x="2.75cm" svg:y="2.75cm">
          <draw:text-box>
            <text:p><text:span text:style-name="T1">10ms</text:span></text:p>
          </draw:text-box>
        </draw:frame>
        <draw:frame draw:style-name="gr3" draw:text-style-name="P2" draw:layer="layout" svg:width="1.5cm" svg:height="0.5cm" svg:x="7.25cm" svg:y="1.75cm">
          <draw:text-box>
            <text:p><text:span text:style-name="T1">0v</text:span></text:p>
          </draw:text-box>
        </draw:frame>
        <draw:frame draw:style-name="gr3" draw:text-style-name="P2" draw:layer="layout" svg:width="2.5cm" svg:height="0.5cm" svg:x="1.25cm" svg:y="3.25cm">
          <draw:text-box>
            <text:p><text:span text:style-name="T1">2ms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5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25cm" svg:y1="2.25cm" svg:x2="7cm" svg:y2="2.25cm">
          <text:p/>
        </draw:line>
        <draw:frame draw:style-name="gr3" draw:text-style-name="P2" draw:layer="layout" svg:width="1.5cm" svg:height="0.5cm" svg:x="7.25cm" svg:y="0.25cm">
          <draw:text-box>
            <text:p><text:span text:style-name="T1">5v</text:span></text:p>
          </draw:text-box>
        </draw:frame>
        <draw:line draw:style-name="gr7" draw:text-style-name="P1" draw:layer="layout" svg:x1="7.25cm" svg:y1="0.25cm" svg:x2="7cm" svg:y2="0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21:58:19.414000000</dc:date>
    <meta:editing-duration>PT3H2M54S</meta:editing-duration>
    <meta:editing-cycles>124</meta:editing-cycles>
    <meta:document-statistic meta:object-count="17"/>
  </office:meta>
</office:document-meta>
</file>